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arumbi" svg:font-family="Karumbi" style:font-pitch="variable"/>
    <style:font-face style:name="Purisa" svg:font-family="Purisa" style:font-pitch="variable"/>
    <style:font-face style:name="TeX Gyre Chorus" svg:font-family="'TeX Gyre Chor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TeX Gyre Chorus" fo:font-size="14pt" officeooo:rsid="0016307c" officeooo:paragraph-rsid="0016307c" style:font-size-asian="14pt" style:font-size-complex="14pt"/>
    </style:style>
    <style:style style:name="P2" style:family="paragraph" style:parent-style-name="Standard">
      <style:paragraph-properties fo:text-align="end" style:justify-single-word="false"/>
      <style:text-properties style:font-name="TeX Gyre Chorus" fo:font-size="16pt" officeooo:rsid="0016307c" officeooo:paragraph-rsid="0016307c" style:font-size-asian="16pt" style:font-size-complex="16pt"/>
    </style:style>
    <style:style style:name="P3" style:family="paragraph" style:parent-style-name="Standard">
      <style:paragraph-properties fo:text-align="justify" style:justify-single-word="false"/>
      <style:text-properties style:font-name="TeX Gyre Chorus" fo:font-size="16pt" officeooo:rsid="0016307c" officeooo:paragraph-rsid="0016307c" style:font-size-asian="16pt" style:font-size-complex="16pt"/>
    </style:style>
    <style:style style:name="P4" style:family="paragraph" style:parent-style-name="Standard">
      <style:paragraph-properties fo:text-align="justify" style:justify-single-word="false"/>
      <style:text-properties style:font-name="Purisa" fo:font-size="12pt" officeooo:rsid="0016307c" officeooo:paragraph-rsid="0016307c" style:font-size-asian="12pt" style:font-size-complex="12pt"/>
    </style:style>
    <style:style style:name="P5" style:family="paragraph" style:parent-style-name="Standard">
      <style:paragraph-properties fo:text-align="justify" style:justify-single-word="false"/>
      <style:text-properties style:font-name="Purisa" fo:font-size="12pt" officeooo:rsid="00201439" officeooo:paragraph-rsid="00201439" style:font-size-asian="12pt" style:font-size-complex="12pt"/>
    </style:style>
    <style:style style:name="P6" style:family="paragraph" style:parent-style-name="Standard">
      <style:paragraph-properties fo:text-align="end" style:justify-single-word="false"/>
      <style:text-properties style:font-name="Purisa" fo:font-size="12pt" officeooo:rsid="002828c3" officeooo:paragraph-rsid="002828c3" style:font-size-asian="12pt" style:font-size-complex="12pt"/>
    </style:style>
    <style:style style:name="T1" style:family="text">
      <style:text-properties officeooo:rsid="001854ee"/>
    </style:style>
    <style:style style:name="T2" style:family="text">
      <style:text-properties officeooo:rsid="00186e33"/>
    </style:style>
    <style:style style:name="T3" style:family="text">
      <style:text-properties officeooo:rsid="0019529c"/>
    </style:style>
    <style:style style:name="T4" style:family="text">
      <style:text-properties officeooo:rsid="0019d1a7"/>
    </style:style>
    <style:style style:name="T5" style:family="text">
      <style:text-properties officeooo:rsid="001b1bfb"/>
    </style:style>
    <style:style style:name="T6" style:family="text">
      <style:text-properties officeooo:rsid="001b5c57"/>
    </style:style>
    <style:style style:name="T7" style:family="text">
      <style:text-properties officeooo:rsid="001c273b"/>
    </style:style>
    <style:style style:name="T8" style:family="text">
      <style:text-properties officeooo:rsid="001dbb7f"/>
    </style:style>
    <style:style style:name="T9" style:family="text">
      <style:text-properties officeooo:rsid="001e1ede"/>
    </style:style>
    <style:style style:name="T10" style:family="text">
      <style:text-properties officeooo:rsid="00217d90"/>
    </style:style>
    <style:style style:name="T11" style:family="text">
      <style:text-properties officeooo:rsid="0025333f"/>
    </style:style>
    <style:style style:name="T12" style:family="text">
      <style:text-properties officeooo:rsid="0027bf8d"/>
    </style:style>
    <style:style style:name="T13" style:family="text">
      <style:text-properties officeooo:rsid="002c4cef"/>
    </style:style>
    <style:style style:name="T14" style:family="text">
      <style:text-properties officeooo:rsid="002cae97"/>
    </style:style>
    <style:style style:name="T15" style:family="text">
      <style:text-properties officeooo:rsid="002cafd6"/>
    </style:style>
    <style:style style:name="T16" style:family="text">
      <style:text-properties officeooo:rsid="002d7f62"/>
    </style:style>
    <style:style style:name="T17" style:family="text">
      <style:text-properties officeooo:rsid="002f07be"/>
    </style:style>
    <style:style style:name="T18" style:family="text">
      <style:text-properties officeooo:rsid="0030a8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ers misérables,</text:p>
      <text:p text:style-name="P3"><text:tab/><text:span text:style-name="T13">Je ne suis pas le</text:span> messie confié à vos soin par l<text:span text:style-name="T1">a Puissance des </text:span>Ténèbres, je ne suis pas arrivé en ce territoire pour vous. Je ne suis pas là pour vous guider vers l’immortalité. Peut importe le nombre d’âmes que vous avez saigné<text:span text:style-name="T14">es</text:span> sur votre autel s<text:span text:style-name="T2">ac</text:span>ré, peut importent les visiteurs torturés dans votre donjon, <text:span text:style-name="T4">s</text:span>achez que vous n’êtes pas ceux qui m’avez convié<text:span text:style-name="T15">s</text:span> <text:span text:style-name="T3">dans</text:span> ce magnifique <text:span text:style-name="T16">endroit</text:span>. Vous n’êtes que des vers qui se tordent dans m<text:span text:style-name="T17">a terre</text:span>.</text:p>
      <text:p text:style-name="P3"><text:tab/>Vous dites que vous êtes maudits, que vos fortunes sont dépensées. Vous avez abandonné l’amour pour la folie, pris réconfort dans le sein d’<text:span text:style-name="T5">une autre</text:span> femme et engendré un mort-né. Vous, maudits par les ténèbres ? Sans aucun doute. Moi, vous sauve<text:span text:style-name="T6">r</text:span> de votre mis<text:span text:style-name="T8">è</text:span>r<text:span text:style-name="T7">e</text:span> ? Je ne pense pas. <text:span text:style-name="T9">Je préfère que vous r</text:span>est<text:span text:style-name="T9">i</text:span>ez <text:span text:style-name="T18">là où</text:span> vous êtes.</text:p>
      <text:p text:style-name="P3"/>
      <text:p text:style-name="P2">Votre seigneur et maître,</text:p>
      <text:p text:style-name="P2">Stradh von Zarovich</text:p>
      <text:p text:style-name="P1"/>
      <text:p text:style-name="P4"/>
      <text:p text:style-name="P5"><text:span text:style-name="T10">A</text:span>u<text:span text:style-name="T10">x</text:span> braves et au valeureux,</text:p>
      <text:p text:style-name="P5"><text:tab/>Je sousigné, le bourgmestre de Barovi<text:span text:style-name="T11">e</text:span>, vous envoie cette lettre de désespoir.</text:p>
      <text:p text:style-name="P5"><text:tab/>Ma fille adoptive, la jeune Ireena Kalyana, <text:span text:style-name="T10">a été mordue par un vampyre ces dernières nuits. Depuis quatre cents ans cette créature s’est nourrie de la vie de mon peuple. Et maintenant, ma chère Ireena se languit et meurt d’une plaie impure infligée par ce monstre. Il est devenu trop puissant pour être conquis.</text:span></text:p>
      <text:p text:style-name="P5"><text:tab/><text:span text:style-name="T10">Je vous dis, abandonnez nous à la mort et encerclez ces terres avec les symboles du bien. Faites venir des hommes sacrés pour qu’ils conjurent de leur pouvoir que ce diable puisse être contenu entre les murs de la triste Barovie. Laissez nos pleurs à nos tombes, et sauvez le monde de notre terrible destin.</text:span></text:p>
      <text:p text:style-name="P5"><text:tab/><text:span text:style-name="T12">Notre communauté retient beaucoup de trésors. Revenez pour votre récompense lorsque nous seront tous partis vers une vie meilleure.</text:span></text:p>
      <text:p text:style-name="P5"/>
      <text:p text:style-name="P6">Kalyan Ludinovich</text:p>
      <text:p text:style-name="P6">Bourgmes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Karumbi" svg:font-family="Karumbi" style:font-pitch="variable"/>
    <style:font-face style:name="Purisa" svg:font-family="Purisa" style:font-pitch="variable"/>
    <style:font-face style:name="TeX Gyre Chorus" svg:font-family="'TeX Gyre Chor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16:31:17.968328572</meta:creation-date>
    <dc:date>2019-08-02T17:12:56.404869042</dc:date>
    <meta:editing-duration>PT29M59S</meta:editing-duration>
    <meta:editing-cycles>36</meta:editing-cycles>
    <meta:generator>LibreOffice/6.0.7.3$Linux_X86_64 LibreOffice_project/00m0$Build-3</meta:generator>
    <meta:print-date>2019-08-02T17:13:29.463205236</meta:print-date>
    <meta:document-statistic meta:table-count="0" meta:image-count="0" meta:object-count="0" meta:page-count="1" meta:paragraph-count="12" meta:word-count="296" meta:character-count="1722" meta:non-whitespace-character-count="1432"/>
  </office:meta>
</office:document-meta>
</file>